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352cm" draw:marker-end-width="0.352cm" draw:fill="solid" draw:fill-color="#ff3399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fo:min-height="0.889cm"/>
    </style:style>
    <style:style style:name="gr3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svg:stroke-width="0.102cm" svg:stroke-color="#000000" draw:marker-start-width="0.352cm" draw:marker-end-width="0.352cm" draw:fill="solid" draw:fill-color="#00ccff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096cm" svg:height="6.096cm" svg:x="1.253cm" svg:y="4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621cm" svg:height="1.356cm" svg:x="3.421cm" svg:y="11.075cm">
          <draw:text-box>
            <text:p text:style-name="P1"><text:span text:style-name="T1">10</text:span></text:p>
          </draw:text-box>
        </draw:frame>
        <draw:custom-shape draw:style-name="gr3" draw:text-style-name="P1" draw:layer="layout" svg:width="5.715cm" svg:height="1.608cm" svg:x="1.439cm" svg:y="7.1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096cm" svg:height="6.096cm" svg:x="8.953cm" svg:y="13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692cm" svg:height="1.356cm" svg:x="11.096cm" svg:y="19.35cm">
          <draw:text-box>
            <text:p text:style-name="P1"><text:span text:style-name="T1">11</text:span></text:p>
          </draw:text-box>
        </draw:frame>
        <draw:custom-shape draw:style-name="gr3" draw:text-style-name="P1" draw:layer="layout" svg:width="5.715cm" svg:height="1.608cm" svg:x="9.139cm" svg:y="15.429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5.715cm" svg:height="1.139cm" svg:x="9.164cm" svg:y="15.681cm">
          <draw:text-box>
            <text:p text:style-name="P1"><text:span text:style-name="T2">Check Wirings</text:span></text:p>
          </draw:text-box>
        </draw:frame>
        <draw:frame draw:style-name="gr2" draw:text-style-name="P3" draw:layer="layout" svg:width="5.715cm" svg:height="1.843cm" svg:x="1.464cm" svg:y="7.031cm">
          <draw:text-box>
            <text:p text:style-name="P1"><text:span text:style-name="T2">Check Panel</text:span></text:p>
            <text:p text:style-name="P1"><text:span text:style-name="T2">Attachme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6T10:29:10.553941110</meta:creation-date>
    <dc:date>2016-06-15T09:19:45.369315133</dc:date>
    <meta:editing-duration>PT5M29S</meta:editing-duration>
    <meta:editing-cycles>8</meta:editing-cycles>
    <meta:generator>LibreOffice/4.2.8.2$Linux_X86_64 LibreOffice_project/420m0$Build-2</meta:generator>
    <meta:document-statistic meta:object-count="8"/>
  </office:meta>
</office:document-meta>
</file>